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757145949070575"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915487928858627960"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99033177961718254"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34292040663047525"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20825266560538484"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51860441859629957"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428356948102640270"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3326678254295783356"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1316531" text:continue-list="list2428356948102640270"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789782528103682768"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23063"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322198"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306380"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312429"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298864"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753012372603169947"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4T21:09:19.95</dc:date>
    <dc:creator>James Lombardi</dc:creator>
    <meta:editing-duration>P9DT1H14M13S</meta:editing-duration>
    <meta:editing-cycles>769</meta:editing-cycles>
    <meta:generator>OpenOffice/4.1.2$Win32 OpenOffice.org_project/412m3$Build-9782</meta:generator>
    <meta:document-statistic meta:table-count="0" meta:image-count="1" meta:object-count="0" meta:page-count="84" meta:paragraph-count="2340" meta:word-count="26357" meta:character-count="134482"/>
  </office:meta>
</office:document-meta>
</file>